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DejaVu_Sans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entury Gothic" svg:font-family="'Century Gothic'"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Century Gothic1" svg:font-family="'Century Gothic'"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METIN">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METIN">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3" style:family="paragraph" style:parent-style-name="ANAMETIN">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font-name="DejaVu Sans"/>
    </style:style>
    <style:style style:name="P4" style:family="paragraph" style:parent-style-name="ANAMETIN">
      <style:paragraph-properties fo:margin-left="0cm" fo:margin-right="0.3cm" fo:margin-top="0cm" fo:margin-bottom="0cm" loext:contextual-spacing="false" fo:line-height="0.564cm" fo:text-indent="1cm" style:auto-text-indent="false"/>
      <style:text-properties style:font-name="DejaVu Sans" fo:font-size="11pt" fo:letter-spacing="normal" style:font-size-asian="11pt"/>
    </style:style>
    <style:style style:name="P5" style:family="paragraph" style:parent-style-name="ANAMETIN">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letter-spacing="normal" style:font-size-asian="11pt"/>
    </style:style>
    <style:style style:name="P6" style:family="paragraph" style:parent-style-name="ANAMETIN">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font-name="DejaVu Sans" fo:font-size="11pt" style:font-size-asian="11pt"/>
    </style:style>
    <style:style style:name="P7" style:family="paragraph" style:parent-style-name="ANAMETIN">
      <style:paragraph-properties fo:margin-left="0cm" fo:margin-right="0.3cm" fo:margin-top="0cm" fo:margin-bottom="0cm" loext:contextual-spacing="false" fo:text-align="center" style:justify-single-word="false" fo:text-indent="1cm" style:auto-text-indent="false">
        <style:tab-stops>
          <style:tab-stop style:position="0.508cm"/>
        </style:tab-stops>
      </style:paragraph-properties>
      <style:text-properties style:font-name="DejaVu Sans"/>
    </style:style>
    <style:style style:name="P8" style:family="paragraph" style:parent-style-name="ANAMETIN">
      <style:paragraph-properties fo:margin-left="0cm" fo:margin-right="0.3cm" fo:margin-top="0cm" fo:margin-bottom="0cm" loext:contextual-spacing="false" fo:line-height="0.564cm" fo:text-align="center" style:justify-single-word="false" fo:text-indent="1cm" style:auto-text-indent="false" fo:break-before="page"/>
      <style:text-properties style:font-name="DejaVu Sans" fo:font-size="11pt" fo:letter-spacing="normal" style:font-size-asian="11pt"/>
    </style:style>
    <style:style style:name="P9" style:family="paragraph" style:parent-style-name="ANAMETIN">
      <style:paragraph-properties fo:margin-left="0cm" fo:margin-right="0.3cm" fo:margin-top="0cm" fo:margin-bottom="0cm" loext:contextual-spacing="false" fo:text-align="center" style:justify-single-word="false" fo:text-indent="1cm" style:auto-text-indent="false" fo:break-before="page">
        <style:tab-stops>
          <style:tab-stop style:position="0.508cm"/>
        </style:tab-stops>
      </style:paragraph-properties>
      <style:text-properties style:font-name="DejaVu Sans"/>
    </style:style>
    <style:style style:name="P10" style:family="paragraph" style:parent-style-name="Block_20_Text">
      <style:paragraph-properties fo:margin-left="0cm" fo:margin-right="0.3cm" fo:margin-top="0cm" fo:margin-bottom="0cm" loext:contextual-spacing="false" fo:line-height="0.564cm" fo:text-indent="1cm" style:auto-text-indent="false"/>
      <style:text-properties style:font-name="DejaVu Sans"/>
    </style:style>
    <style:style style:name="P11" style:family="paragraph" style:parent-style-name="DIALOG">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use-window-font-color="true" style:font-name="DejaVu Sans" fo:font-size="11pt" style:font-size-asian="11pt"/>
    </style:style>
    <style:style style:name="P12" style:family="paragraph" style:parent-style-name="DIALOG">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use-window-font-color="true" style:font-name="DejaVu Sans" fo:font-size="11pt" fo:letter-spacing="0.009cm" style:font-size-asian="11pt"/>
    </style:style>
    <style:style style:name="P13" style:family="paragraph" style:parent-style-name="DIALOG">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font-name="DejaVu Sans"/>
    </style:style>
    <style:style style:name="P14" style:family="paragraph" style:parent-style-name="DIALOG">
      <style:paragraph-properties fo:margin-left="0cm" fo:margin-right="0.3cm" fo:margin-top="0cm" fo:margin-bottom="0cm" loext:contextual-spacing="false" fo:line-height="0.564cm" fo:text-align="center" style:justify-single-word="false" fo:text-indent="1cm" style:auto-text-indent="false">
        <style:tab-stops>
          <style:tab-stop style:position="0.508cm"/>
        </style:tab-stops>
      </style:paragraph-properties>
      <style:text-properties style:font-name="DejaVu Sans"/>
    </style:style>
    <style:style style:name="P15" style:family="paragraph" style:parent-style-name="Heading_20_2">
      <style:paragraph-properties fo:margin-left="0cm" fo:margin-right="0.3cm" fo:line-height="0.564cm" fo:text-indent="1cm" style:auto-text-indent="false"/>
      <style:text-properties style:font-name="DejaVu Sans"/>
    </style:style>
    <style:style style:name="P16" style:family="paragraph" style:parent-style-name="Heading_20_2">
      <style:paragraph-properties fo:margin-left="0cm" fo:margin-right="0.3cm" fo:line-height="0.564cm" fo:text-indent="1cm" style:auto-text-indent="false"/>
      <style:text-properties style:font-name="DejaVu Sans" fo:font-size="11pt" fo:font-weight="normal" style:font-size-asian="11pt" style:font-weight-asian="normal"/>
    </style:style>
    <style:style style:name="P17" style:family="paragraph" style:parent-style-name="Heading_20_2">
      <style:paragraph-properties fo:margin-left="0cm" fo:margin-right="0.3cm" fo:text-align="center" style:justify-single-word="false" fo:text-indent="1cm" style:auto-text-indent="false"/>
      <style:text-properties style:font-name="DejaVu Sans"/>
    </style:style>
    <style:style style:name="P18" style:family="paragraph" style:parent-style-name="Heading_20_2">
      <style:paragraph-properties fo:margin-left="0cm" fo:margin-right="0.3cm" fo:line-height="0.564cm" fo:text-indent="1cm" style:auto-text-indent="false" fo:break-before="page"/>
      <style:text-properties style:font-name="DejaVu Sans" fo:font-size="11pt" fo:font-weight="normal" style:font-size-asian="11pt" style:font-weight-asian="normal"/>
    </style:style>
    <style:style style:name="P19" style:family="paragraph" style:parent-style-name="METIN">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font-name="DejaVu Sans" fo:font-size="11pt" style:font-size-asian="11pt"/>
    </style:style>
    <style:style style:name="P20" style:family="paragraph" style:parent-style-name="METIN">
      <style:paragraph-properties fo:margin-left="0cm" fo:margin-right="0.3cm" fo:margin-top="0cm" fo:margin-bottom="0cm" loext:contextual-spacing="false" fo:line-height="0.564cm" fo:text-indent="1cm" style:auto-text-indent="false">
        <style:tab-stops>
          <style:tab-stop style:position="0.508cm"/>
        </style:tab-stops>
      </style:paragraph-properties>
      <style:text-properties style:font-name="DejaVu Sans"/>
    </style:style>
    <style:style style:name="P21" style:family="paragraph" style:parent-style-name="METIN">
      <style:paragraph-properties fo:margin-left="0cm" fo:margin-right="0.3cm" fo:margin-top="0cm" fo:margin-bottom="0cm" loext:contextual-spacing="false" fo:text-indent="1cm" style:auto-text-indent="false">
        <style:tab-stops>
          <style:tab-stop style:position="0.508cm"/>
        </style:tab-stops>
      </style:paragraph-properties>
      <style:text-properties style:font-name="DejaVu Sans"/>
    </style:style>
    <style:style style:name="P22" style:family="paragraph" style:parent-style-name="METIN">
      <style:paragraph-properties fo:margin-left="0cm" fo:margin-right="0.3cm" fo:margin-top="0cm" fo:margin-bottom="0cm" loext:contextual-spacing="false" fo:text-indent="1cm" style:auto-text-indent="false" fo:break-before="page">
        <style:tab-stops>
          <style:tab-stop style:position="0.508cm"/>
        </style:tab-stops>
      </style:paragraph-properties>
      <style:text-properties style:font-name="DejaVu Sans"/>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6" style:family="paragraph" style:parent-style-name="Standard">
      <style:paragraph-properties fo:margin-left="0cm" fo:margin-right="0.3cm" fo:text-align="center" style:justify-single-word="false" fo:text-indent="1cm" style:auto-text-indent="false"/>
      <style:text-properties style:font-name="DejaVu Sans"/>
    </style:style>
    <style:style style:name="P27"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9"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31"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style:font-name="DejaVu Sans" fo:font-size="11pt" fo:font-weight="bold" style:font-size-asian="11pt" style:font-weight-asian="bold"/>
    </style:style>
    <style:style style:name="P32" style:family="paragraph" style:parent-style-name="Subtitle">
      <style:text-properties style:font-name="DejaVu Sans"/>
    </style:style>
    <style:style style:name="P33" style:family="paragraph" style:parent-style-name="Subtitle">
      <style:paragraph-properties fo:break-before="page"/>
      <style:text-properties style:font-name="DejaVu Sans" fo:font-weight="bold" style:font-weight-asian="bold" style:font-weight-complex="bold"/>
    </style:style>
    <style:style style:name="T1" style:family="text">
      <style:text-properties style:font-name="Times New Roman" fo:font-size="36pt" fo:font-weight="bold" style:font-size-asian="36pt" style:font-weight-asian="bold"/>
    </style:style>
    <style:style style:name="T2" style:family="text">
      <style:text-properties style:font-name="Times New Roman" fo:font-size="26pt" fo:font-weight="bold" style:font-size-asian="26pt" style:font-weight-asian="bold"/>
    </style:style>
    <style:style style:name="T3" style:family="text">
      <style:text-properties style:font-name="Times New Roman" fo:font-size="11pt" fo:letter-spacing="normal" style:font-size-asian="11pt"/>
    </style:style>
    <style:style style:name="T4" style:family="text">
      <style:text-properties style:font-name="Times New Roman" fo:font-size="11pt" fo:letter-spacing="normal" fo:font-weight="bold" style:font-size-asian="11pt" style:font-weight-asian="bold"/>
    </style:style>
    <style:style style:name="T5" style:family="text">
      <style:text-properties style:font-name="Times New Roman" fo:font-size="11pt" style:font-size-asian="11pt"/>
    </style:style>
    <style:style style:name="T6" style:family="text">
      <style:text-properties style:font-name="Times New Roman" fo:font-size="11pt" fo:font-weight="bold" style:font-size-asian="11pt" style:font-weight-asian="bold"/>
    </style:style>
    <style:style style:name="T7" style:family="text">
      <style:text-properties style:font-name="Times New Roman" fo:font-size="11pt" fo:font-style="italic" style:font-size-asian="11pt" style:font-style-asian="italic"/>
    </style:style>
    <style:style style:name="T8" style:family="text">
      <style:text-properties style:font-name="Times New Roman" fo:font-size="11pt" fo:letter-spacing="0.079cm" style:font-size-asian="11pt"/>
    </style:style>
    <style:style style:name="T9" style:family="text">
      <style:text-properties style:font-name="Times New Roman" fo:font-size="18pt" style:font-size-asian="18pt"/>
    </style:style>
    <style:style style:name="T10" style:family="text">
      <style:text-properties style:font-name="Times New Roman" fo:font-size="18pt" fo:font-weight="bold" style:font-size-asian="18pt" style:font-weight-asian="bold"/>
    </style:style>
    <style:style style:name="T11" style:family="text">
      <style:text-properties style:use-window-font-color="true" style:font-name="Times New Roman" fo:font-size="11pt" style:font-size-asian="11pt"/>
    </style:style>
    <style:style style:name="T12" style:family="text">
      <style:text-properties style:use-window-font-color="true" style:font-name="Times New Roman" fo:font-size="11pt" fo:letter-spacing="0.009cm" fo:font-weight="bold" style:font-size-asian="11pt" style:font-weight-asian="bold"/>
    </style:style>
    <style:style style:name="T13" style:family="text">
      <style:text-properties style:use-window-font-color="true" fo:font-size="11pt" style:font-size-asian="11pt"/>
    </style:style>
    <style:style style:name="T14" style:family="text">
      <style:text-properties style:use-window-font-color="true" fo:font-size="11pt" fo:letter-spacing="0.009cm" fo:font-weight="bold" style:font-size-asian="11pt" style:font-weight-asian="bold"/>
    </style:style>
    <style:style style:name="T15" style:family="text">
      <style:text-properties fo:font-size="36pt" fo:font-weight="bold" style:font-size-asian="36pt" style:font-weight-asian="bold"/>
    </style:style>
    <style:style style:name="T16" style:family="text">
      <style:text-properties fo:font-size="26pt" fo:font-weight="bold" style:font-size-asian="26pt" style:font-weight-asian="bold"/>
    </style:style>
    <style:style style:name="T17" style:family="text">
      <style:text-properties fo:font-size="11pt" fo:letter-spacing="normal" style:font-size-asian="11pt"/>
    </style:style>
    <style:style style:name="T18" style:family="text">
      <style:text-properties fo:font-size="11pt" fo:letter-spacing="normal" fo:font-weight="bold" style:font-size-asian="11pt" style:font-weight-asian="bold"/>
    </style:style>
    <style:style style:name="T19" style:family="text">
      <style:text-properties fo:font-size="11pt" style:font-size-asian="11pt"/>
    </style:style>
    <style:style style:name="T20" style:family="text">
      <style:text-properties fo:font-size="11pt" fo:font-weight="bold" style:font-size-asian="11pt" style:font-weight-asian="bold"/>
    </style:style>
    <style:style style:name="T21" style:family="text">
      <style:text-properties fo:font-size="11pt" fo:font-style="italic" style:font-size-asian="11pt" style:font-style-asian="italic"/>
    </style:style>
    <style:style style:name="T22" style:family="text">
      <style:text-properties fo:font-size="11pt" fo:letter-spacing="0.079cm" style:font-size-asian="11pt"/>
    </style:style>
    <style:style style:name="T23" style:family="text">
      <style:text-properties fo:font-size="18pt" style:font-size-asian="18pt"/>
    </style:style>
    <style:style style:name="T24" style:family="text">
      <style:text-properties fo:font-size="18pt" fo:font-weight="bold" style:font-size-asian="18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3"/>
      <text:p text:style-name="P23"/>
      <text:p text:style-name="P23"/>
      <text:p text:style-name="P23"/>
      <text:p text:style-name="P23"/>
      <text:p text:style-name="P23"/>
      <text:p text:style-name="P23"/>
      <text:p text:style-name="P23"/>
      <text:p text:style-name="P23"/>
      <text:p text:style-name="P26"><text:span text:style-name="T15">CHARLES DARWIN</text:span></text:p>
      <text:p text:style-name="P26"><text:span text:style-name="T15">AND </text:span></text:p>
      <text:p text:style-name="P26"><text:span text:style-name="T15">HIS MAGIC BARREL</text:span></text:p>
      <text:p text:style-name="P23"/>
      <text:p text:style-name="P23"/>
      <text:p text:style-name="P23"/>
      <text:p text:style-name="P23"/>
      <text:p text:style-name="P23"/>
      <text:p text:style-name="P23"/>
      <text:p text:style-name="P23"/>
      <text:p text:style-name="P23"/>
      <text:p text:style-name="P26"><text:span text:style-name="T16">HARUN YAHYA</text:span></text:p>
      <text:p text:style-name="P23"/>
      <text:p text:style-name="P24"/>
      <text:p text:style-name="P2"/>
      <text:p text:style-name="P8"/>
      <text:p text:style-name="P5"/>
      <text:p text:style-name="P5"/>
      <text:p text:style-name="P5"/>
      <text:p text:style-name="P5"/>
      <text:p text:style-name="P5"/>
      <text:p text:style-name="P2"><text:span text:style-name="T17">Translated by Ron Evans</text:span></text:p>
      <text:p text:style-name="P27"><text:span text:style-name="T19">Edited by Tam Mossman</text:span></text:p>
      <text:p text:style-name="P23"/>
      <text:p text:style-name="P23"/>
      <text:p text:style-name="P27"><text:span text:style-name="T20">April 2006</text:span></text:p>
      <text:p text:style-name="P25"/>
      <text:p text:style-name="P25"/>
      <text:p text:style-name="P27"><text:span text:style-name="T19">Published by</text:span></text:p>
      <text:p text:style-name="P27"><text:span text:style-name="T19">GLOBAL PUBLISHING</text:span></text:p>
      <text:p text:style-name="P27"><text:span text:style-name="T19">Gursel Mh. Darulaceze Cd. No: 9 Funya Sk. Eksioglu Is Merkezi</text:span></text:p>
      <text:p text:style-name="P27"><text:span text:style-name="T19">B Blok D: 5 Okmeydani-Istanbul/Turkey</text:span></text:p>
      <text:p text:style-name="P27"><text:span text:style-name="T19">Phone: (+90 212) 320 86 00</text:span></text:p>
      <text:p text:style-name="P25"/>
      <text:p text:style-name="P25"/>
      <text:p text:style-name="P27"><text:span text:style-name="T19">Printed and bound by Secil Ofset in Istanbul</text:span></text:p>
      <text:p text:style-name="P27"><text:span text:style-name="T19">100 Yil Mah. MAS-SIT Matbaacilar Sitesi 4. Cadde No: 77</text:span></text:p>
      <text:p text:style-name="P27"><text:span text:style-name="T19">Bagcilar-Istanbul/Turkey</text:span></text:p>
      <text:p text:style-name="P27"><text:span text:style-name="T19">Phone: (+90 212) 629 06 15</text:span></text:p>
      <text:p text:style-name="P25"/>
      <text:p text:style-name="P25"/>
      <text:p text:style-name="P27"><text:span text:style-name="T19">All translations from the Qur'an are from</text:span><text:span text:style-name="T21"> The Noble Qur'an: a New Rendering of its Meaning in English</text:span><text:span text:style-name="T19"> by Hajj Abdalhaqq and Aisha Bewley, published by Bookwork,</text:span></text:p>
      <text:p text:style-name="P27"><text:span text:style-name="T19">Norwich, UK. 1420 CE/1999 AH.</text:span></text:p>
      <text:p text:style-name="P25"/>
      <text:p text:style-name="P25"/>
      <text:p text:style-name="P27"><text:span text:style-name="T22">www.harunyahya.com - www.harunyahya.net</text:span></text:p>
      <text:p text:style-name="P24"/>
      <text:p text:style-name="P24"/>
      <text:h text:style-name="P15" text:outline-level="2"/>
      <text:h text:style-name="P18" text:outline-level="2"/>
      <text:p text:style-name="P32">Contents</text:p>
      <text:p text:style-name="P4"/>
      <text:p text:style-name="P4"/>
      <text:p text:style-name="P1"><text:span text:style-name="T17">The Errors of Darwin the Barrel-Mixer<text:tab/></text:span></text:p>
      <text:p text:style-name="P24"/>
      <text:p text:style-name="P28"><text:span text:style-name="T19">The Story of Darwin the Barrel-Mixer and Those Who Believe in Him<text:tab/></text:span></text:p>
      <text:p text:style-name="P24"/>
      <text:p text:style-name="P28"><text:span text:style-name="T19">Conclusion<text:tab/></text:span></text:p>
      <text:h text:style-name="P16" text:outline-level="2"/>
      <text:h text:style-name="P16" text:outline-level="2"/>
      <text:h text:style-name="P17" text:outline-level="2"/>
      <text:p text:style-name="P33">ABOUT THE AUTHOR</text:p>
      <text:p text:style-name="P24"/>
      <text:p text:style-name="P24"/>
      <text:p text:style-name="P28"><text:span text:style-name="T1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8"><text:span text:style-name="T19">Harun Yahya’s works, translated into 41 different languages, constitute a collection for a total of more than 45,000 pages with 30,000 illustrations.</text:span></text:p>
      <text:p text:style-name="P28"><text:span text:style-name="T1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28"><text:span text:style-name="T19">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28"><text:span text:style-name="T1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28"><text:span text:style-name="T19">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pan><text:soft-page-break/><text:span text:style-name="T19">these books refute such ideologies from their very foundations. All contemporary movements of denial are now ideologically defeated, thanks to the books written by Harun Yahya. </text:span></text:p>
      <text:p text:style-name="P28"><text:span text:style-name="T19">This is no doubt a result of the Qur’an’s wisdom and lucidity. The author modestly intends to serve as a means in humanity’s search for God’s right path. No material gain is sought in the publication of these works.</text:span></text:p>
      <text:p text:style-name="P28"><text:span text:style-name="T19">Those who encourage others to read these books, to open their minds and hearts and guide them to become more devoted servants of God, render an invaluable service. </text:span></text:p>
      <text:p text:style-name="P28"><text:span text:style-name="T1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8"><text:span text:style-name="T1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8"><text:span text:style-name="T19">In this effort, the books of Harun Yahya assume a leading role. By the will of God, these books will be a means through which people in the twenty-first century will attain the peace, justice, and happiness promised in the Qur’an.</text:span></text:p>
      <text:p text:style-name="P24"/>
      <text:p text:style-name="P24"/>
      <text:h text:style-name="P17" text:outline-level="2"/>
      <text:p text:style-name="P33">TO THE READER</text:p>
      <text:p text:style-name="P24"/>
      <text:p text:style-name="P24"/>
      <text:p text:style-name="P28"><text:span text:style-name="T19">-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10"><text:span text:style-name="T19">-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8"><text:span text:style-name="T19">-This and all the other books by the author can be read individually, or discussed in a group. Readers eager to profit from the books will find discussion very useful, letting them relate their reflections and experiences to one another. </text:span></text:p>
      <text:p text:style-name="P28"><text:span text:style-name="T19">-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28"><text:span text:style-name="T19">-We hope the reader will look through the reviews of his other books at the back of this book. His rich source material on faith-related issues is very useful, and a pleasure to read. </text:span></text:p>
      <text:p text:style-name="P28"><text:span text:style-name="T1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4"/>
      <text:p text:style-name="P24"/>
      <text:p text:style-name="P24"/>
      <text:p text:style-name="P24"/>
      <text:p text:style-name="P26"/>
      <text:p text:style-name="P29"><text:span text:style-name="T24">The Errors of Darwin</text:span></text:p>
      <text:p text:style-name="P26"><text:span text:style-name="T24">The Barrel-Mixer</text:span></text:p>
      <text:p text:style-name="P19"/>
      <text:p text:style-name="P19"/>
      <text:p text:style-name="P20"><text:span text:style-name="T19">God has created human beings, plants, animals and everything else in the world. He is the Lord of the worlds, Who has created you, your mother and father, your brothers, sisters, relatives and friends, cats, dogs, sweet-smelling flowers, huge trees, colorful butterflies, birds and fish, and trees bearing delicious fruits.</text:span></text:p>
      <text:p text:style-name="P20"><text:span text:style-name="T19">But some do not tell the truth about these good things that God created. These people believe in the so-called theory of evolution, the false idea that all living beings came into being by themselves, through chance. Those who want to deceive others with this idea are known as “evolutionists.” </text:span></text:p>
      <text:p text:style-name="P20"><text:span text:style-name="T19">This false theory was proposed about 150 years ago by a man named Charles Darwin, who believed that all living things came into being by chance. Throughout his life, Darwin wrote books to make people believe this; and evolutionists are still trying to deceive others even today. But today’s science has proven that God has created all living things. In spite of this, evolutionists still defend what has been shown to be a lie. </text:span></text:p>
      <text:p text:style-name="P20"><text:span text:style-name="T19">So, have you ever thought about how God created living things? </text:span></text:p>
      <text:p text:style-name="P20"><text:span text:style-name="T19">The body of every creature, including human beings, consist of cells. Cells are too small to be seen by the naked eye. One million of them would only cover the head of a pin. If you wanted to view them more closely, you’d need to use a high-power microscope. Yet these tiny cells have an amazing structure, which is more amazing than any technological marvel you have ever seen, including school busses, televisions, even computers. </text:span></text:p>
      <text:p text:style-name="P20"><text:span text:style-name="T19">In fact, every cell works just like a factory that never stops. In every single one of your cells is a central power station like you find in the huge factories you see along the road. There are also production centers, communication and computer systems, transport vehicles, laboratories, control units and many other such systems. </text:span></text:p>
      <text:p text:style-name="P20"><text:span text:style-name="T19">Can anyone possibly say that a factory came into being by itself, as the result of chance? Certainly not! And anyone who says that living things came to be as a result of chance or natural conditions is also speaking nonsense. But Darwin’s followers maintain just such illogical ideas. </text:span></text:p>
      <text:p text:style-name="P20"><text:span text:style-name="T19">Since evolutionists still claim that such a thing can happen, let’s have them perform an experiment. Let them put in a barrel whatever materials they think it takes to create a living cell. For example, let them pour in the amino acids, proteins, carbons, phosphorus, calcium, and carotene and everything else that makes up a living creature. Then let them apply to the mixture any external </text:span><text:soft-page-break/><text:span text:style-name="T19">factors they want. For example, let them apply heat to the barrel, or cool it down, have lightning strike it or send electric current through it.</text:span></text:p>
      <text:p text:style-name="P20"><text:span text:style-name="T19">Let them mix the barrel’s ingredients with whatever advanced devices they have. And let succeeding generations watch over this mixture for thousands, millions, even billions of years. And, to leave nothing to coincidence, let them monitor the mixture the whole time, keeping one another informed and consulting the most noted biologists, geneticists, physiologists and experts in evolution. And let them be free to form whatever conditions they believe are needed to produce a living cell.</text:span></text:p>
      <text:p text:style-name="P20"><text:span text:style-name="T19">Despite all their conscientious effort, nothing remotely resembling any living creature will ever come out of that barrel. No matter what they do never will they get peacocks, sparrows, rabbits, parakeets, horses, hippopotamuses, melons, tangerines, roses, hyacinths, lime trees, cherries, strawberries, bananas, coconuts, chestnuts, corn, dates, figs, olives, lemons, grapes, apricots, squirrels, owls, ants or whales out of that barrel. </text:span></text:p>
      <text:p text:style-name="P20"><text:span text:style-name="T19">No matter what procedure they apply to that barrel, the atoms and molecules in there will never produce an Einstein or a Newton capable of solving complex equations; a Picasso or a Michelangelo to create artistic masterpieces; a Beethoven or a Mozart to give joy to the human spirit with the melodies they compose; scientists who observe through a microscope the molecules of which they themselves are composed; great scientists like Thomas Edison and Marie Curie; talented actors like Humphrey Bogart and Charlton Heston; or artists like Britney Spears, Ricky Martin and Michael Jackson. These atoms will never produce a human intelligence that can dance and sing; take pleasure in symmetry, esthetics and color coordination; design automobiles; write books and read them; remember what they learned; think and calculate; feel excitement, pleasure and love, mercy and compassion and longing; have their appetites whetted by the aroma of a cake baking in the oven; enjoy a meal; laugh over a funny statement; have fun with their friends and defend a deeply-held idea.</text:span></text:p>
      <text:p text:style-name="P20"><text:span text:style-name="T19">Combine insentient atoms and molecules any way you choose, but never will you be able to make one of these creatures or beings—not even a single cell of one of them. </text:span></text:p>
      <text:p text:style-name="P20"><text:span text:style-name="T19">So, how can anyone claim that a living thing—which cannot be produced by human efforts employing the whole of human knowledge—can come into being from unconscious atoms through the agency of blind chance? Any aware and intelligent person will immediately realize that obviously, human beings and other living creatures cannot be the work of chance. Anyone with an unbiased mind will realize that it is God, with His supreme intelligence, infinite knowledge and incomparable power, Who certainly created all these living beings. </text:span></text:p>
      <text:p text:style-name="P20"><text:soft-page-break/><text:span text:style-name="T19">In the following pages, we’ll explain the thoughts that passed through the mind of Darwin the barrel-mixer. In this way, we can demonstrate how those who adhere to the theory of evolution have deceived people. </text:span></text:p>
      <text:p text:style-name="P20"><text:span text:style-name="T19">We have another important reason for explaining the deceptiveness of this theory:</text:span></text:p>
      <text:p text:style-name="P20"><text:span text:style-name="T19">If someone tries to get you to believe in the theory of evolution, remember the facts that you have read in this book, and you will understand that this person is trying to deceive you. And then, you will be able to tell him that God created everything with His infinite knowledge. </text:span></text:p>
      <text:p text:style-name="P20"><text:span text:style-name="T19">Now, let’s have a look at the life of Darwin. </text:span></text:p>
      <text:p text:style-name="P3"><text:span text:style-name="T19"><text:tab/></text:span></text:p>
      <text:p text:style-name="P6"/>
      <text:p text:style-name="P7"/>
      <text:p text:style-name="P9"><text:span text:style-name="T24">The Story of Darwin</text:span></text:p>
      <text:p text:style-name="P7"><text:span text:style-name="T24">The Barrel-Mixer and Those Who Believe in Him</text:span></text:p>
      <text:p text:style-name="P6"/>
      <text:p text:style-name="P6"/>
      <text:p text:style-name="P3"><text:span text:style-name="T19">When Darwin the barrel-mixer was young, he went on a boat trip. On this voyage, he thought he would find the answers to some questions about living things. </text:span></text:p>
      <text:p text:style-name="P11"/>
      <text:p text:style-name="P13"><text:span text:style-name="T13">DARWIN: Here are the Galapagos Islands; I’ll do my research here.</text:span></text:p>
      <text:p text:style-name="P6"/>
      <text:p text:style-name="P3"><text:span text:style-name="T19">While wandering across the islands, Darwin came across some interesting-looking birds with very attractive colors. </text:span></text:p>
      <text:p text:style-name="P11"/>
      <text:p text:style-name="P13"><text:span text:style-name="T13">Darwin: The beaks of those birds are very interesting. How did they get those beautiful wings, I wonder? </text:span></text:p>
      <text:p text:style-name="P6"/>
      <text:p text:style-name="P3"><text:span text:style-name="T19">After a long trip, Darwin returned to England and continued thinking about the creatures he had seen and how they came into existence.</text:span></text:p>
      <text:p text:style-name="P11"/>
      <text:p text:style-name="P13"><text:span text:style-name="T13">Darwin: Did these birds come into being by chance? If so, how did those peacocks get such wonderful feathers? I’m getting tired trying to explain it.</text:span></text:p>
      <text:p text:style-name="P6"/>
      <text:p text:style-name="P3"><text:span text:style-name="T19">In the years that followed, Darwin continued his work. But the scientific instruments of his day were too primitive to let him examine the inner workings of cells. So, he made several errors. </text:span></text:p>
      <text:p text:style-name="P11"/>
      <text:p text:style-name="P13"><text:span text:style-name="T13">Darwin: Cells are very important. I should explain their existence first.</text:span></text:p>
      <text:p text:style-name="P6"/>
      <text:p text:style-name="P3"><text:span text:style-name="T19">With his primitive scientific instruments, Darwin couldn’t see that cells were composed of several structures, which he could perceive only as spots. Using his primitive instruments, Darwin drew false conclusions, believed they were true, and he was happy. </text:span></text:p>
      <text:p text:style-name="P11"/>
      <text:p text:style-name="P13"><text:span text:style-name="T13">Darwin, jumping up and down and shouting for joy: Cells are only simple, tiny structures that probably came into being by chance. </text:span></text:p>
      <text:p text:style-name="P6"/>
      <text:p text:style-name="P3"><text:span text:style-name="T19">But caught up in this wrong idea, Darwin still had many questions to answer. </text:span></text:p>
      <text:p text:style-name="P11"/>
      <text:p text:style-name="P13"><text:soft-page-break/><text:span text:style-name="T13">Darwin asked himself: There are so many species of living things in the world. How did they all come into being from one cell? </text:span></text:p>
      <text:p text:style-name="P6"/>
      <text:p text:style-name="P3"><text:span text:style-name="T19">Even though Darwin’s idea was erroneous, he thought it was true and proposed the theory of evolution. According to his idea, living creatures developed by chance from inanimate matter. First of all, an imaginary first cell inexplicably came into being, and then all living creatures supposedly evolved from this one cell. </text:span></text:p>
      <text:p text:style-name="P6"/>
      <text:p text:style-name="P3"><text:span text:style-name="T19">Darwin’s being an atheist exerted a great influence on his thinking. With this theory, he would advance a series of ideas that would give strong support to atheism. </text:span></text:p>
      <text:p text:style-name="P3"><text:span text:style-name="T19">Darwin explained his ideas in a book, </text:span><text:span text:style-name="T21">The Origin of Species</text:span><text:span text:style-name="T19">, published in 1859. </text:span></text:p>
      <text:p text:style-name="P3"><text:span text:style-name="T19">At that time, the misstatements and errors contained in that book gave great support to some people who did not believe in God. </text:span></text:p>
      <text:p text:style-name="P3"><text:span text:style-name="T19">But even so, Darwin was not happy because some scientific developments which occurred after he proposed his ideas caused him great difficulty. For example, an Austrian botanist (or plant scientist) by the name of Gregor Mendel made experiments with plants and, as a result, proposed what he called the laws of heredity— which proved that Darwin’s claims as set out in the theory of evolution were untenable.</text:span></text:p>
      <text:p text:style-name="P11"/>
      <text:p text:style-name="P13"><text:span text:style-name="T13">Darwin (anxious and unhappy): Mendel has discovered the laws of heredity. What can I do now? </text:span></text:p>
      <text:p text:style-name="P6"/>
      <text:p text:style-name="P3"><text:span text:style-name="T19">When we examine his evolutionary theory, we see that Darwin believed living things were simple structures. But this was not so. One day, a friend of Darwin’s who did not accept his claims came to see him and started a conversation:</text:span></text:p>
      <text:p text:style-name="P11"/>
      <text:p text:style-name="P13"><text:span text:style-name="T13">Friend: Charles, your claims are not convincing. Living beings of such perfection could not have come into being by chance, from inanimate matter. No such event could ever happen.</text:span></text:p>
      <text:p text:style-name="P11"/>
      <text:p text:style-name="P13"><text:span text:style-name="T13">Darwin: Why not? The world is very old. I think that over time, inanimate matter could have jiggled itself together to form living things.</text:span></text:p>
      <text:p text:style-name="P11"/>
      <text:p text:style-name="P13"><text:span text:style-name="T13">Friend: You claim that humans, fish, horses, plants and everything else came into being by chance, through the wind and the Sun’s rays. But very few are convinced. So, do you still insist on this? </text:span></text:p>
      <text:p text:style-name="P11"/>
      <text:p text:style-name="P13"><text:span text:style-name="T13">Darwin: Yes.</text:span></text:p>
      <text:p text:style-name="P11"><text:soft-page-break/></text:p>
      <text:p text:style-name="P13"><text:span text:style-name="T13">Friend (patiently): And you also propose that these magnificent living things were formed when one single cell divided by chance and came together—again by chance?</text:span></text:p>
      <text:p text:style-name="P11"/>
      <text:p text:style-name="P13"><text:span text:style-name="T13">Darwin: Yes.</text:span></text:p>
      <text:p text:style-name="P11"/>
      <text:p text:style-name="P13"><text:span text:style-name="T13">Friend: But you have no clear proof. You’re just guessing. If you believe that these things happened by chance, it would be easy for you do an experiment under the right conditions and form a cell.</text:span></text:p>
      <text:p text:style-name="P11"/>
      <text:p text:style-name="P13"><text:span text:style-name="T13">Darwin (after a short pause): I think I could make one.</text:span></text:p>
      <text:p text:style-name="P13"><text:span text:style-name="T13">Friend: There’s one point that you didn’t consider when you proposed your theory, and that is that there is no consciousness in the natural world. Rocks, soil, lightning and the Sun’s rays can’t think on their own. They can’t do experiments. And there is something else that you overlooked. You are not unconscious like a rock or soil; like all human beings, you have the ability to think. You will take advantage of this in your experiments, but you will see that the results will still be the same. You cannot form a conscious, living being from inanimate matter.</text:span></text:p>
      <text:p text:style-name="P11"/>
      <text:p text:style-name="P13"><text:span text:style-name="T13">Darwin (long silence) . . . .</text:span></text:p>
      <text:p text:style-name="P11"/>
      <text:p text:style-name="P13"><text:span text:style-name="T13">Friend: Let’s do an experiment to show that your theory is wrong. Let’s call it the “barrel experiment.” </text:span></text:p>
      <text:p text:style-name="P11"/>
      <text:p text:style-name="P13"><text:span text:style-name="T13">Darwin: The barrel experiment?</text:span></text:p>
      <text:p text:style-name="P11"/>
      <text:p text:style-name="P13"><text:span text:style-name="T13">Friend: Why are you worried? Don’t you think that a barrel and the proper materials are enough? </text:span></text:p>
      <text:p text:style-name="P11"/>
      <text:p text:style-name="P13"><text:span text:style-name="T13">Darwin: I hope so.</text:span></text:p>
      <text:p text:style-name="P11"/>
      <text:p text:style-name="P13"><text:span text:style-name="T13">Friend: In this experiment, you can use anything you need—and in whatever proportions you determine.</text:span></text:p>
      <text:p text:style-name="P11"/>
      <text:p text:style-name="P13"><text:span text:style-name="T13">Darwin (thinking out loud): The environment of the experiment will be more advantageous for me than a natural environment. I will be able to prove my theory!</text:span></text:p>
      <text:p text:style-name="P11"/>
      <text:p text:style-name="P13"><text:soft-page-break/><text:span text:style-name="T13">Friend: Well, then, let’s consider everything and try to imagine what this experiment will prove. </text:span></text:p>
      <text:p text:style-name="P11"/>
      <text:p text:style-name="P13"><text:span text:style-name="T13">Darwin: All right.</text:span></text:p>
      <text:p text:style-name="P11"/>
      <text:p text:style-name="P13"><text:span text:style-name="T13">Friend: I can tell you plainly that you will not be able to do it. No matter what you do, you will never produce a living being from inanimate matter.</text:span></text:p>
      <text:p text:style-name="P6"/>
      <text:p text:style-name="P3"><text:span text:style-name="T19">After their conversation, Darwin and his friend considered all the stages of the experiment and started to make the necessary preparations. First of all, Darwin bought a barrel from a shop.</text:span></text:p>
      <text:p text:style-name="P11"/>
      <text:p text:style-name="P13"><text:span text:style-name="T13">Darwin: I want to buy this barrel.</text:span></text:p>
      <text:p text:style-name="P6"/>
      <text:p text:style-name="P3"><text:span text:style-name="T19">Then he made a guess about the elements that make up a living thing. </text:span></text:p>
      <text:p text:style-name="P11"/>
      <text:p text:style-name="P13"><text:span text:style-name="T13">Darwin: Here’s the carbon. And here are the phosphorus and the magnesium.</text:span></text:p>
      <text:p text:style-name="P6"/>
      <text:p text:style-name="P3"><text:span text:style-name="T19">Just before doing the experiment, Darwin hired an assistant to complete the preparations.</text:span></text:p>
      <text:p text:style-name="P11"/>
      <text:p text:style-name="P13"><text:span text:style-name="T13">Darwin: Everything is ready. The temperature and the humidity are right. </text:span></text:p>
      <text:p text:style-name="P6"/>
      <text:p text:style-name="P3"><text:span text:style-name="T19">First, Darwin put the appropriate amounts of the elements into the barrel. </text:span></text:p>
      <text:p text:style-name="P11"/>
      <text:p text:style-name="P13"><text:span text:style-name="T13">Darwin: Yes, I’ll add a little iron.</text:span></text:p>
      <text:p text:style-name="P6"/>
      <text:p text:style-name="P3"><text:span text:style-name="T19">Thinking that the Sun plays an important role in the combining of the elements, Darwin asked his assistant to heat the mixture.</text:span></text:p>
      <text:p text:style-name="P11"/>
      <text:p text:style-name="P13"><text:span text:style-name="T13">Darwin: Be careful, not too hot.</text:span></text:p>
      <text:p text:style-name="P6"/>
      <text:p text:style-name="P3"><text:span text:style-name="T19">Darwin didn’t forget the lightning. He took the barrel outside in a heavy storm. </text:span></text:p>
      <text:p text:style-name="P11"/>
      <text:p text:style-name="P13"><text:span text:style-name="T13">Darwin (looking anxiously at the sky): I wonder if I should wait a bit longer for the lightning? </text:span></text:p>
      <text:p text:style-name="P6"/>
      <text:p text:style-name="P3"><text:span text:style-name="T19">Darwin included the possibility of earthquakes in his calculations. He and his assistant periodically shook the barrel containing the mixture. </text:span></text:p>
      <text:p text:style-name="P11"/>
      <text:p text:style-name="P13"><text:soft-page-break/><text:span text:style-name="T13">Darwin: Not so fast! You’ll spill it.</text:span></text:p>
      <text:p text:style-name="P11"/>
      <text:p text:style-name="P13"><text:span text:style-name="T13">Assistant (thinking out loud): What a strange experiment!</text:span></text:p>
      <text:p text:style-name="P6"/>
      <text:p text:style-name="P3"><text:span text:style-name="T19">And he thought that it might help to stir the liquid in the barrel from time to time.</text:span></text:p>
      <text:p text:style-name="P11"/>
      <text:p text:style-name="P13"><text:span text:style-name="T13">Darwin : Soon the first cell should come into being.</text:span></text:p>
      <text:p text:style-name="P11"/>
      <text:p text:style-name="P13"><text:span text:style-name="T13">Assistant (thinking out loud): I don’t think so.</text:span></text:p>
      <text:p text:style-name="P11"/>
      <text:p text:style-name="P13"><text:span text:style-name="T13">Darwin : Pay close attention to how I stir it with this ladle. </text:span></text:p>
      <text:p text:style-name="P11"/>
      <text:p text:style-name="P13"><text:span text:style-name="T13">Assistant (thinking out loud): What am I doing here?</text:span></text:p>
      <text:p text:style-name="P6"/>
      <text:p text:style-name="P3"><text:span text:style-name="T19">After performing the required procedures, Darwin decided to check the mixture. </text:span></text:p>
      <text:p text:style-name="P11"/>
      <text:p text:style-name="P13"><text:span text:style-name="T13">Darwin: The big day is now here. Would you bring me a bit of the mixture, please?</text:span></text:p>
      <text:p text:style-name="P11"/>
      <text:p text:style-name="P13"><text:span text:style-name="T13">Assistant:<text:tab/>Right away.</text:span></text:p>
      <text:p text:style-name="P6"/>
      <text:p text:style-name="P3"><text:span text:style-name="T19">Darwin poured out the liquid from the tube. His assistant looked on to see what will happen, as Darwin examined the mixture with a primitive microscope. </text:span></text:p>
      <text:p text:style-name="P13"><text:span text:style-name="T13">Darwin: Let’s see. How many cells are there?</text:span></text:p>
      <text:p text:style-name="P6"/>
      <text:p text:style-name="P3"><text:span text:style-name="T19">All of a sudden, Darwin the barrel-mixer shouted in anger. He did not expect this result.</text:span></text:p>
      <text:p text:style-name="P11"/>
      <text:p text:style-name="P13"><text:span text:style-name="T13">Darwin: What does this mean?</text:span></text:p>
      <text:p text:style-name="P11"/>
      <text:p text:style-name="P13"><text:span text:style-name="T13">Assistant:<text:tab/>What, sir?</text:span></text:p>
      <text:p text:style-name="P11"/>
      <text:p text:style-name="P13"><text:span text:style-name="T13">Darwin: I don’t believe it; there must be some mistake. </text:span></text:p>
      <text:p text:style-name="P11"/>
      <text:p text:style-name="P13"><text:span text:style-name="T13">Darwin (sadly): There’s nothing here. </text:span></text:p>
      <text:p text:style-name="P11"/>
      <text:p text:style-name="P13"><text:span text:style-name="T13">Darwin: I wonder where we went wrong. It didn’t work this time, so let’s do it again.</text:span></text:p>
      <text:p text:style-name="P6"/>
      <text:p text:style-name="P3"><text:soft-page-break/><text:span text:style-name="T19">Darwin worked on this first experiment for a long time without achieving any results. He didn’t acknowledge the facts and, instead of conceding that living things could not be formed in this way, he decided to do a new experiment.</text:span></text:p>
      <text:p text:style-name="P11"/>
      <text:p text:style-name="P13"><text:span text:style-name="T13">Darwin: This can’t be possible. I must have made a mistake somewhere. Let me think. Maybe I didn’t add enough nitrogen. And I think I could have reduced the amount of oxygen. </text:span></text:p>
      <text:p text:style-name="P6"/>
      <text:p text:style-name="P3"><text:span text:style-name="T19">And it all started over again . . . </text:span></text:p>
      <text:p text:style-name="P11"/>
      <text:p text:style-name="P13"><text:span text:style-name="T13">Darwin: This time, I’ll mix it faster. (To his assistant) Let’s reduce the temperature.</text:span></text:p>
      <text:p text:style-name="P6"/>
      <text:p text:style-name="P3"><text:span text:style-name="T19">Then the assistant lowered the temperature.</text:span></text:p>
      <text:p text:style-name="P11"/>
      <text:p text:style-name="P13"><text:span text:style-name="T13">Darwin: We have to shake it more. Get someone else in here.</text:span></text:p>
      <text:p text:style-name="P6"/>
      <text:p text:style-name="P3"><text:span text:style-name="T19">Another person came in, and they all shook the barrel together.</text:span></text:p>
      <text:p text:style-name="P11"/>
      <text:p text:style-name="P13"><text:span text:style-name="T13">Darwin: Shake it. Shake it faster!</text:span></text:p>
      <text:p text:style-name="P6"/>
      <text:p text:style-name="P3"><text:span text:style-name="T19">The experiment continued for years in this way . . . but Darwin’s attempts to prove his theory were in vain.</text:span></text:p>
      <text:p text:style-name="P11"/>
      <text:p text:style-name="P13"><text:span text:style-name="T13">Darwin: I wonder if more lightning would have made this work?</text:span></text:p>
      <text:p text:style-name="P6"/>
      <text:p text:style-name="P3"><text:span text:style-name="T19">Every once in a while, Darwin would leave his experiment and look into his microscope to see what changes had taken place in the mixture. But there were none. </text:span></text:p>
      <text:p text:style-name="P11"/>
      <text:p text:style-name="P13"><text:span text:style-name="T13">Darwin: It’s not working. It’s not working. </text:span></text:p>
      <text:p text:style-name="P11"/>
      <text:p text:style-name="P13"><text:span text:style-name="T13">Assistant:<text:tab/>It’s time to get out of here . . . </text:span></text:p>
      <text:p text:style-name="P11"/>
      <text:p text:style-name="P13"><text:span text:style-name="T13">Darwin: Come here! Don’t run away. This time it’s going to work, I promise.</text:span></text:p>
      <text:p text:style-name="P6"/>
      <text:p text:style-name="P3"><text:span text:style-name="T19">Years passed without any change. Darwin still couldn’t do it. </text:span></text:p>
      <text:p text:style-name="P11"/>
      <text:p text:style-name="P13"><text:span text:style-name="T13">Darwin: What am I going to do now? </text:span></text:p>
      <text:p text:style-name="P11"/>
      <text:p text:style-name="P13"><text:soft-page-break/><text:span text:style-name="T13">Darwin: I’ve tried everything. No living thing has come into being, not even a single cell. I’ve tried everything. I’ve used every method, but with no success. </text:span></text:p>
      <text:p text:style-name="P11"/>
      <text:p text:style-name="P13"><text:span text:style-name="T13">Darwin: What if I throw in a snail and say that it was formed in the experiment? But no, that lie will be found out like the other ones I told. </text:span></text:p>
      <text:p text:style-name="P6"/>
      <text:p text:style-name="P3"><text:span text:style-name="T19">Later, Darwin and his friend met again to discuss the experiment. </text:span></text:p>
      <text:p text:style-name="P11"/>
      <text:p text:style-name="P13"><text:span text:style-name="T13">Friend: What do you say, Charles? You see for yourself that your experiment was a failure. You must have abandoned your ideas by now. </text:span></text:p>
      <text:p text:style-name="P11"/>
      <text:p text:style-name="P13"><text:span text:style-name="T13">Darwin: No. My ideas have not changed. No matter what you say, I still believe that I can form living things from inanimate matter.</text:span></text:p>
      <text:p text:style-name="P11"/>
      <text:p text:style-name="P13"><text:span text:style-name="T13">Friend: You’re wrong. Life requires a particular creation. Nothing comes into being by chance. </text:span></text:p>
      <text:p text:style-name="P11"/>
      <text:p text:style-name="P13"><text:span text:style-name="T13">Darwin: I think that everything comes into being by chance. Let’s wait and see.</text:span></text:p>
      <text:p text:style-name="P6"/>
      <text:p text:style-name="P3"><text:span text:style-name="T19">After this conversation, Darwin and his friend left each other. Many years passed, and Darwin died.</text:span></text:p>
      <text:p text:style-name="P3"><text:span text:style-name="T19">At the beginning of the 20th century many important scientific developments occurred, each of them proving how wrong Darwin’s theory was. </text:span></text:p>
      <text:p text:style-name="P3"><text:span text:style-name="T19">In the 1900s, the science of genetics was born, and shortly afterwards the structure of genes and chromosomes was discovered. </text:span></text:p>
      <text:p text:style-name="P3"><text:span text:style-name="T19">In 1955, James Watson and Francis Crick demonstrated the structure of the DNA molecule. To explain DNA briefly: </text:span></text:p>
      <text:p text:style-name="P3"><text:span text:style-name="T19">In the nucleus of every cell in your body, there is a DNA molecule, containing all the information about your body. The color of your hair and your eyes, information about your internal organs, your external appearance, your height, and all your other characteristics are all encoded in your DNA. To understand how much information is contained in DNA, consider this comparison: If you wrote down the information in one DNA molecule, it would fill a library of 900 volumes of 500 pages each. To house these encyclopedias, you would need a library as long as a football field. This much information, invisible to us, is contained in one single molecule. </text:span></text:p>
      <text:p text:style-name="P3"><text:span text:style-name="T19">DNA proves that cells could not have come into being by chance. This is one of the countless clear proofs of God’s existence. </text:span></text:p>
      <text:p text:style-name="P3"><text:span text:style-name="T19">We have mentioned just a few of the developments that occurred in the last century. Every branch of science separately affirms the invalidity of evolution. </text:span><text:soft-page-break/><text:span text:style-name="T19">Despite this, evolutionists continue to cling to Darwin’s “explanations.” They even add new fabrications to the old ones. But these will still not make Darwin’s famous barrel experiment work, because evolutionists still do not think scientifically. They do not accept the fact that the Almighty God created all living things. </text:span></text:p>
      <text:p text:style-name="P3"><text:span text:style-name="T19">Very well, what has changed in Darwin’s theory in the meantime? Let’s look at a conversation between scientists who believe in the evolutionist myth, and those who don’t:</text:span></text:p>
      <text:p text:style-name="P11"/>
      <text:p text:style-name="P13"><text:span text:style-name="T13">Scientist 1: Darwin’s resources were limited. In his day science was at a very low level. He could not prove evolution under those conditions.</text:span></text:p>
      <text:p text:style-name="P11"/>
      <text:p text:style-name="P13"><text:span text:style-name="T13">Scientist 2: Maybe we can do what he couldn’t. We will prove that a cell can come into existence by chance.</text:span></text:p>
      <text:p text:style-name="P11"/>
      <text:p text:style-name="P13"><text:span text:style-name="T13">Scientist 3: I don’t agree. No living creature will come out of your cherished barrel. </text:span></text:p>
      <text:p text:style-name="P11"/>
      <text:p text:style-name="P13"><text:span text:style-name="T13">Scientist 1: Our laboratories are filled with high-tech instruments. Now we know more about living things. We have discovered the structure of cells. Perhaps human beings will soon produce a living thing. </text:span></text:p>
      <text:p text:style-name="P11"/>
      <text:p text:style-name="P13"><text:span text:style-name="T13">Scientist 2: Let’s try it again.</text:span></text:p>
      <text:p text:style-name="P11"/>
      <text:p text:style-name="P13"><text:span text:style-name="T13">Scientist 3: You’re wrong. People who think like you have been waiting by their barrels for a hundred years. You can wait for hundreds of years more, but still nothing will happen. Remember, Darwin didn’t get the results he wanted.</text:span></text:p>
      <text:p text:style-name="P11"/>
      <text:p text:style-name="P13"><text:span text:style-name="T13">Scientist 1: Why not give it a try? We might succeed.</text:span></text:p>
      <text:p text:style-name="P11"/>
      <text:p text:style-name="P13"><text:span text:style-name="T13">Scientist 2: Let’s see what happens.</text:span></text:p>
      <text:p text:style-name="P11"/>
      <text:p text:style-name="P13"><text:span text:style-name="T13">Scientist 3: No! You can wait a million years, but nothing will happen. To create life, it isn’t enough to assemble all the elements in living things. Only God creates and gives life. </text:span></text:p>
      <text:p text:style-name="P6"/>
      <text:p text:style-name="P3"><text:span text:style-name="T19">After their conversation, the three scientists make a decision. </text:span></text:p>
      <text:p text:style-name="P11"/>
      <text:p text:style-name="P13"><text:span text:style-name="T13">Scientist 3: Alright, we have many more resources than Darwin had; let’s use them all and do an experiment. You will see the results, and maybe then you will accept the truth. </text:span></text:p>
      <text:p text:style-name="P13"><text:soft-page-break/><text:span text:style-name="T13">Scientist 1: OK.</text:span></text:p>
      <text:p text:style-name="P11"/>
      <text:p text:style-name="P13"><text:span text:style-name="T13">Scientist 2: Let’s get started.</text:span></text:p>
      <text:p text:style-name="P6"/>
      <text:p text:style-name="P3"><text:span text:style-name="T19">And they try the experiment again . . .</text:span></text:p>
      <text:p text:style-name="P11"/>
      <text:p text:style-name="P13"><text:span text:style-name="T13">Scientist 1: There, I’ve made a mixture of gasses that I think were in the Earth’s primal atmosphere.</text:span></text:p>
      <text:p text:style-name="P11"/>
      <text:p text:style-name="P13"><text:span text:style-name="T13">Scientist 2: I’ve made an artificial source of electrical discharge.</text:span></text:p>
      <text:p text:style-name="P11"/>
      <text:p text:style-name="P13"><text:span text:style-name="T13">Scientist 1: Let’s boil the gas mixture at 100 degrees Centigrade for a week.</text:span></text:p>
      <text:p text:style-name="P11"/>
      <text:p text:style-name="P13"><text:span text:style-name="T13">Scientist 2: Let’s apply a continuous electrical charge to the mixture. That may work better.</text:span></text:p>
      <text:p text:style-name="P6"/>
      <text:p text:style-name="P3"><text:span text:style-name="T19">An electrical charge is applied to the mixture and it is heated constantly. What will be the result?</text:span></text:p>
      <text:p text:style-name="P11"/>
      <text:p text:style-name="P13"><text:span text:style-name="T13">Scientist 1: It’s been a week. Let’s put some of the mixture in a test tube.</text:span></text:p>
      <text:p text:style-name="P11"/>
      <text:p text:style-name="P13"><text:span text:style-name="T13">Scientist 2: But there are no test tubes in nature. . . !</text:span></text:p>
      <text:p text:style-name="P11"/>
      <text:p text:style-name="P13"><text:span text:style-name="T13">Scientist 1: Never mind. We can’t do it any other way. It will just be a little deception.</text:span></text:p>
      <text:p text:style-name="P11"/>
      <text:p text:style-name="P13"><text:span text:style-name="T13">Scientist 2: Alright. You’re very sly. Let’s see if it will work.</text:span></text:p>
      <text:p text:style-name="P6"/>
      <text:p text:style-name="P3"><text:span text:style-name="T19">The scientists are amazed when they examine the mixture. There is still no cell.</text:span></text:p>
      <text:p text:style-name="P11"/>
      <text:p text:style-name="P13"><text:span text:style-name="T13">Scientist 1: I don’t believe it; it still didn’t work.</text:span></text:p>
      <text:p text:style-name="P11"/>
      <text:p text:style-name="P13"><text:span text:style-name="T13">Scientist 2: We’ve done everything. How could it not work?</text:span></text:p>
      <text:p text:style-name="P11"/>
      <text:p text:style-name="P13"><text:span text:style-name="T13">Scientist 1: We have all the resources and we’ve tried everything but we couldn’t produce a single cell.</text:span></text:p>
      <text:p text:style-name="P11"/>
      <text:p text:style-name="P13"><text:span text:style-name="T13">Scientist 2: Come on, let’s give up.</text:span></text:p>
      <text:p text:style-name="P6"/>
      <text:p text:style-name="P3"><text:span text:style-name="T19">Like Darwin’s dream, the dream of these scientists also comes to an end.</text:span></text:p>
      <text:p text:style-name="P11"><text:soft-page-break/></text:p>
      <text:p text:style-name="P13"><text:span text:style-name="T13">Scientist 3: You see? I told you so. Inanimate matter cannot create life by itself. This is only a deception devised by some people that don’t believe in God. </text:span></text:p>
      <text:p text:style-name="P11"/>
      <text:p text:style-name="P13"><text:span text:style-name="T13">Scientist 1(stubbornly): By the 21st century we will be proven right.</text:span></text:p>
      <text:p text:style-name="P13"><text:span text:style-name="T13">Scientist 2: Maybe we have failed so far. But soon we will do it; you will see.</text:span></text:p>
      <text:p text:style-name="P11"/>
      <text:p text:style-name="P13"><text:span text:style-name="T13">Scientist 3: Gentlemen. It’s not possible; admit it. To prove the theory of evolution, you’ve added things to your experiment that do not exist under natural conditions. But you turned a blind eye to that. You had every resource at your disposal. And you carried out the whole experiment according to your own planned program. </text:span></text:p>
      <text:p text:style-name="P11"/>
      <text:p text:style-name="P13"><text:span text:style-name="T13">Scientist 1: Yes, so what?</text:span></text:p>
      <text:p text:style-name="P11"/>
      <text:p text:style-name="P13"><text:span text:style-name="T13">Scientist 3: You made a plan and did the experiment. You didn’t leave the experiment to chance; you calculated every stage of it. But, as you know, inanimate matter cannot decide to combine and then implement it. You did that and you failed. And you can wait a few weeks or a few years, but you still won’t be able to do it. You can bequeath this experiment to those who come after you for thousands or even millions of years but you will never be able to bring a perfectly formed living thing out of that barrel. </text:span></text:p>
      <text:p text:style-name="P11"/>
      <text:p text:style-name="P13"><text:span text:style-name="T13">Since you have not been successful in this experiment in spite of all your plans and technological resources, how can you expect that living beings could be formed out of unconscious matter? </text:span></text:p>
      <text:p text:style-name="P11"/>
      <text:p text:style-name="P13"><text:span text:style-name="T13">For living things to come into being, there must first of all be a delicate and precise measurement of the necessary elements and a superior knowledge to direct and assemble them. These are found in the infinite intelligence of the Almighty Lord. Living things did not come into being by themselves, but were created by God, the Lord of all the worlds. </text:span></text:p>
      <text:p text:style-name="P6"/>
      <text:p text:style-name="P3"><text:span text:style-name="T19">All the followers of Darwin up to the present time have been proven wrong. But some among them have not still lost their belief in the barrel. The most noted evolutionists have all waited patiently, hopefully, expectantly around this barrel. </text:span></text:p>
      <text:p text:style-name="P6"/>
      <text:p text:style-name="P3"><text:span text:style-name="T19">Let’s now look at the situation in which two evolutionist scientists find themselves.</text:span></text:p>
      <text:p text:style-name="P11"/>
      <text:p text:style-name="P13"><text:soft-page-break/><text:span text:style-name="T13">Evolutionist 1: How can this be? Why has no living thing emerged? We’re trying everything.</text:span></text:p>
      <text:p text:style-name="P11"/>
      <text:p text:style-name="P13"><text:span text:style-name="T13">Evolutionist 2: What answer can we give to the creationists? All the scientific research has shown them to be right. </text:span></text:p>
      <text:p text:style-name="P11"/>
      <text:p text:style-name="P13"><text:span text:style-name="T13">Evolutionist 1: No matter what, we can’t accept creation. People must not think that people who believe in God are right. We’ll have to keep up the lie; there’s no other choice. </text:span></text:p>
      <text:p text:style-name="P6"/>
      <text:p text:style-name="P3"><text:span text:style-name="T19">These scientists can’t obtain any results, either. </text:span></text:p>
      <text:p text:style-name="P3"><text:span text:style-name="T19">Now, we’ll introduce you to one of the cells that make up your body.</text:span></text:p>
      <text:p text:style-name="P11"/>
      <text:p text:style-name="P13"><text:span text:style-name="T13">Hi! I’m a cell. There are about a hundred trillion of my friends, making up your body. We form you by dividing in your mother’s womb. We play a part in every activity you do throughout your whole life. We work for you every time you breathe, walk, eat, digest, see and feel. Inside us we have energy producing power stations, transportation systems to move products from one area to another, pipelines, information banks containing data about all the products and laboratories. </text:span></text:p>
      <text:p text:style-name="P11"/>
      <text:p text:style-name="P13"><text:span text:style-name="T13">We are made up of numerous proteins, not one of which can come into being by chance. So, we did not come into existence by chance, either. How could this marvelous system come into being by chance with its factories, information banks, laboratories, energy centers and transportation systems? Of course, it couldn’t. </text:span></text:p>
      <text:p text:style-name="P6"/>
      <text:p text:style-name="P3"><text:span text:style-name="T19">Now let’s read what some famous scientists have said about the impossibility of life emerging by chance:</text:span></text:p>
      <text:p text:style-name="P3"><text:span text:style-name="T19">The chance that higher life forms might have emerged in this way is comparable with the chance that a tornado sweeping through a junk-yard might assemble a Boeing 747 from the materials therein. —Sir Fred Hoyle</text:span></text:p>
      <text:p text:style-name="P6"/>
      <text:p text:style-name="P3"><text:span text:style-name="T19">The most elementary type of cell constitutes a “mechanism” unimaginably more complex than any machine yet thought up, let alone constructed, by man. —W.H. Thorpe</text:span></text:p>
      <text:p text:style-name="P3"><text:span text:style-name="T19">Some scientists are aware of the miracle of cells. They acknowledge that life cannot come into being from inanimate matter. Darwin the barrel-mixer and evolutionists have made several false claims about cells and living things. But now you know very well that it is Almighty God Who created everything. </text:span></text:p>
      <text:p text:style-name="P19"><text:soft-page-break/></text:p>
      <text:p text:style-name="P19"/>
      <text:p text:style-name="P21"/>
      <text:p text:style-name="P22"><text:span text:style-name="T24">CONCLUSION</text:span></text:p>
      <text:p text:style-name="P19"/>
      <text:p text:style-name="P19"/>
      <text:p text:style-name="P20"><text:span text:style-name="T19">In this book, you have seen once again that God created a cell from nothing and commanded it to divide in your mother’s uterus. He created living beings from such cells. The flowers, birds, fish, fruits and beautiful array of living things created from cells are just one proof of God’s supreme artistry. </text:span></text:p>
      <text:p text:style-name="P20"><text:span text:style-name="T19">In his theory, Darwin proposed that living things came into being by chance out of inanimate matter. But don’t forget: one living thing must already exist in order for another living thing to emerge. Your mother and father are living beings, as are their mothers and fathers. This life has continued to be passed on from the very first human being, Adam (peace be upon him). And the One Who created Adam is Almighty God, the Lord of all life. Never in history has any living being come into existence from inanimate matter. Evidence from modern science has proved once again that God created living beings. But Darwin and his followers didn’t want to accept this fact; they were too concerned about their own importance and didn’t want to believe in God’s existence. They chose to deceive people with their “explanations.” The theory of evolution is based on lies and there is not the slightest proof to support it. This book was written to show you that evolutionists are in a hopeless situation, and that the theory of evolution is a lie. </text:span></text:p>
      <text:p text:style-name="P20"><text:span text:style-name="T19">Never forget that God embraces everything with His knowledge and that He wants us to learn the moral teachings of the Qur’an and to obey His commands. Every being in the universe is a proof of His supreme knowledge. And when we see the knowledge and artistry in living things, we should give thanks to God and lead our lives the way He orders us to. </text:span></text:p>
      <text:p text:style-name="P24"/>
      <text:p text:style-name="P24"/>
      <text:p text:style-name="P24"/>
      <text:p text:style-name="P14"><text:span text:style-name="T14">“Glory be to You!</text:span></text:p>
      <text:p text:style-name="P14"><text:span text:style-name="T14">We have no knowledge except what You have taught us.</text:span></text:p>
      <text:p text:style-name="P14"><text:span text:style-name="T14">You are the All-Knowing, the All-Wise.”</text:span></text:p>
      <text:p text:style-name="P14"><text:span text:style-name="T14">(Qur’an, 2:32)</text:span></text:p>
      <text:p text:style-name="P12"/>
      <text:p text:style-name="P12"/>
      <text:p text:style-name="P27"/>
      <text:p text:style-name="P30"/>
      <text:p text:style-name="P25"/>
      <text:p text:style-name="P25"/>
      <text:p text:style-name="P27"><text:span text:style-name="T20">Charles Darwin and His Magic Barrel</text:span></text:p>
      <text:p text:style-name="P2"><text:span text:style-name="T18">Are you wondering about this book’s title? Of course, you know what a barrel is, but you may not know who Darwin was.</text:span></text:p>
      <text:p text:style-name="P27"><text:span text:style-name="T20">About 150 years ago, the British researcher Charles Darwin came up with a theory that has inflicted terrible harm ever since.</text:span></text:p>
      <text:p text:style-name="P27"><text:span text:style-name="T20">In books and magazines, you may have seen pictures of strange-looking half-human ape-like creatures that supposedly lived in very ancient times. The artists who made these pictures are all followers of Darwin. Their pictures are all false and wholly the product of their imagination.</text:span></text:p>
      <text:p text:style-name="P27"><text:span text:style-name="T20">As you know, God created all things, whether living or not. It is God, Lord of the worlds, Who created you, your parents, your brothers and sisters, your relatives and friends, cats and dogs, sweet-smelling flowers, bright butterflies, birds and fish, and trees with their delicious fruits. Anyone looking honestly at the world can see this obvious fact.</text:span></text:p>
      <text:p text:style-name="P27"><text:span text:style-name="T20">But Darwin’s followers ignore the beauties that God created and claim that everything came into being by chance. They imagine that atoms just “happened” to produce the first living things. Again according to them, those first living things, after coming into existence by chance, then gave rise to other living things, also by chance. You can easily see how irrational and illogical this is! However, the proponents of the theory of evolution insist on claiming that this nonsense is actually the truth.</text:span></text:p>
      <text:p text:style-name="P27"><text:span text:style-name="T20">In this book, we challenge Darwin’s supporters to carry out an experiment to show just how irrational and illogical Darwin’s claims really are. Charles Darwin and His Magic Barrel will show you the embarrassing situation in which the supporters of the theory of evolution have trapped themselves with their dogmatic hopes and wishful thinking.</text:span></text:p>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entury Gothic" svg:font-family="'Century Gothic'"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zh" style:country-asian="CN" style:font-name-complex="Century Gothic1" style:font-family-complex="'Century Gothic'"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style:font-name="Helvetica" fo:font-family="Helvetica" style:font-family-generic="roman" style:font-pitch="variable" fo:font-weight="bold" style:font-weight-asian="bold"/>
    </style:style>
    <style:style style:name="Heading_20_2" style:display-name="Heading 2" style:family="paragraph" style:parent-style-name="Standard" style:default-outline-level="2" style:list-style-name="" style:class="text">
      <style:paragraph-properties fo:line-height="0.423cm" fo:text-align="justify" style:justify-single-word="false" fo:keep-with-next="always"/>
      <style:text-properties style:font-name="Century Gothic" fo:font-family="'Century Gothic'" style:font-family-generic="roman" style:font-pitch="variable" fo:font-weight="bold"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Century Gothic1" style:font-family-complex="'Century Gothic'" style:font-family-generic-complex="system" style:font-pitch-complex="variable" style:font-size-complex="12pt"/>
    </style:style>
    <style:style style:name="METIN" style:family="paragraph" style:parent-style-name="Standard" style:default-outline-level="">
      <style:paragraph-properties fo:margin-left="0cm" fo:margin-right="0cm" fo:margin-top="0.049cm" fo:margin-bottom="0.049cm" loext:contextual-spacing="false" fo:line-height="0.741cm" fo:text-align="justify" style:justify-single-word="false" fo:text-indent="0.9cm" style:auto-text-indent="false">
        <style:tab-stops>
          <style:tab-stop style:position="0.508cm"/>
        </style:tab-stops>
      </style:paragraph-properties>
      <style:text-properties fo:font-size="13pt" fo:letter-spacing="0.018cm" style:font-size-asian="13pt"/>
    </style:style>
    <style:style style:name="ANAMETIN" style:family="paragraph" style:parent-style-name="Standard" style:default-outline-level="">
      <style:paragraph-properties fo:margin-top="0.049cm" fo:margin-bottom="0.049cm" loext:contextual-spacing="false" fo:line-height="0.706cm" fo:text-align="justify" style:justify-single-word="false">
        <style:tab-stops>
          <style:tab-stop style:position="0.508cm"/>
        </style:tab-stops>
      </style:paragraph-properties>
      <style:text-properties fo:letter-spacing="0.009cm"/>
    </style:style>
    <style:style style:name="DIALOG" style:family="paragraph" style:parent-style-name="Standard" style:default-outline-level="">
      <style:paragraph-properties fo:margin-top="0.049cm" fo:margin-bottom="0.049cm" loext:contextual-spacing="false" fo:line-height="0.653cm" fo:text-align="justify" style:justify-single-word="false">
        <style:tab-stops>
          <style:tab-stop style:position="0.508cm"/>
        </style:tab-stops>
      </style:paragraph-properties>
      <style:text-properties fo:color="#ff0000" fo:letter-spacing="0.018cm"/>
    </style:style>
    <style:style style:name="resim_20_alti" style:display-name="resim alti" style:family="paragraph" style:parent-style-name="Standard" style:default-outline-level="">
      <style:paragraph-properties fo:keep-with-next="always"/>
      <style:text-properties fo:font-size="10pt" style:font-size-asian="10pt"/>
    </style:style>
    <style:style style:name="Block_20_Text" style:display-name="Block Text" style:family="paragraph" style:parent-style-name="Standard" style:default-outline-level="">
      <style:paragraph-properties fo:margin-left="0.499cm" fo:margin-right="0.499cm" fo:margin-top="0.049cm" fo:margin-bottom="0.049cm" loext:contextual-spacing="false" fo:line-height="0.406cm" fo:text-align="justify" style:justify-single-word="false" fo:text-indent="0cm" style:auto-text-indent="false"/>
      <style:text-properties style:font-name="Century Gothic" fo:font-family="'Century Gothic'" style:font-family-generic="roman"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HARLES DARWIN AND HIS MAGIC BARREL</dc:title>
    <meta:initial-creator>HARUN YAHYA</meta:initial-creator>
    <meta:creation-date>2006-08-04T01:04:00</meta:creation-date>
    <dc:date>2020-06-20T16:48:06.387454943</dc:date>
    <meta:editing-cycles>5</meta:editing-cycles>
    <meta:editing-duration>PT4M43S</meta:editing-duration>
    <meta:generator>LibreOffice/6.4.4.2$Linux_X86_64 LibreOffice_project/523b8e55cdb4890550c54dc0a0ee2ea29d34e811</meta:generator>
    <meta:keyword>CHARLES DARWIN AND HIS MAGIC BARREL</meta:keyword>
    <dc:subject>CHARLES DARWIN AND HIS MAGIC BARREL</dc:subject>
    <meta:document-statistic meta:table-count="0" meta:image-count="0" meta:object-count="0" meta:page-count="23" meta:paragraph-count="229" meta:word-count="6060" meta:character-count="35826" meta:non-whitespace-character-count="29905"/>
    <meta:user-defined meta:name="Company">q</meta:user-defined>
    <meta:user-defined meta:name="Operator">User</meta:user-defined>
  </office:meta>
</office:document-meta>
</file>